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" svg:font-family="Tahoma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Before the import</text:p>
      <text:section text:name="PodImportSection1237988301.823733">
        <text:section-source xlink:href="/usr/lib/python2.5/site-packages/appy/pod/test/templates/NoPython.odt" text:filter-name="writer8"/>
      </text:section>
      <text:p text:style-name="Standard">After the import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" svg:font-family="Tahoma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0.5pt" fo:font-size="12pt" style:font-size-complex="12pt" style:country-asian="none" style:letter-kerning="tru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Tahoma" style:language-asian="zxx" style:language-complex="zxx" style:font-size-asian="10.5pt" style:font-name-asian="DejaVu Sans" fo:font-size="12pt" style:font-size-complex="12pt" style:country-asian="none" style:letter-kerning="true" fo:hyphenate="false" style:font-name-complex="DejaVu Sans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Tahoma" style:font-size-complex="14pt" style:font-name-asian="DejaVu Sans" fo:font-size="14pt" style:font-name-complex="DejaVu Sans"/>
    </style:style>
    <style:style style:name="List" style:class="list" style:parent-style-name="Text_20_body" style:family="paragraph">
      <style:text-properties style:font-size-asian="12pt" style:font-name="Tahoma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name="Tahoma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="Tahoma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8-04-08T16:25:25</meta:creation-date>
    <dc:creator>Gaetan Delannay</dc:creator>
    <dc:date>2008-12-11T15:58:56</dc:date>
    <dc:language>fr-BE</dc:language>
    <meta:editing-cycles>5</meta:editing-cycles>
    <meta:editing-duration>PT45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4" meta:character-count="75"/>
  </office:meta>
</office:document-meta>
</file>